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number-columns-repeated="5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HalfHour</text:p>
          </table:table-cell>
          <table:table-cell office:value-type="string">
            <text:p>WindSpeed</text:p>
          </table:table-cell>
          <table:table-cell office:value-type="string">
            <text:p>covarBefore</text:p>
          </table:table-cell>
          <table:table-cell office:value-type="string">
            <text:p>covarAfter</text:p>
          </table:table-cell>
          <table:table-cell office:value-type="string">
            <text:p>Before (C02)</text:p>
          </table:table-cell>
          <table:table-cell office:value-type="string">
            <text:p>After (CO2)</text:p>
          </table:table-cell>
          <table:table-cell table:style-name="ce2" office:value-type="string">
            <text:p>Covar Percent Diff (%)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0569">
            <text:p>0.0569</text:p>
          </table:table-cell>
          <table:table-cell office:value-type="float" office:value="0.0286">
            <text:p>0.0286</text:p>
          </table:table-cell>
          <table:table-cell office:value-type="float" office:value="0.0291">
            <text:p>0.0291</text:p>
          </table:table-cell>
          <table:table-cell office:value-type="float" office:value="2.0491">
            <text:p>2.0491</text:p>
          </table:table-cell>
          <table:table-cell office:value-type="float" office:value="2.1256">
            <text:p>2.1256</text:p>
          </table:table-cell>
          <table:table-cell table:formula="of:=ABS(([.F2]-[.G2])/[.G2])*100" office:value-type="float" office:value="1.71821305841925">
            <text:p>1.72</text:p>
          </table:table-cell>
          <table:table-cell/>
          <table:table-cell office:value-type="string">
            <text:p>Linear Equation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0.08">
            <text:p>0.0800</text:p>
          </table:table-cell>
          <table:table-cell office:value-type="float" office:value="-0.0368">
            <text:p>-0.0368</text:p>
          </table:table-cell>
          <table:table-cell office:value-type="float" office:value="-0.0375">
            <text:p>-0.0375</text:p>
          </table:table-cell>
          <table:table-cell office:value-type="float" office:value="2.663">
            <text:p>2.6630</text:p>
          </table:table-cell>
          <table:table-cell office:value-type="float" office:value="2.7625">
            <text:p>2.7625</text:p>
          </table:table-cell>
          <table:table-cell table:formula="of:=ABS(([.F3]-[.G3])/[.G3])*100" office:value-type="float" office:value="1.86666666666666">
            <text:p>1.87</text:p>
          </table:table-cell>
          <table:table-cell/>
          <table:table-cell office:value-type="string">
            <text:p>Y = 1.0185x – 3.059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0.2877">
            <text:p>0.2877</text:p>
          </table:table-cell>
          <table:table-cell office:value-type="float" office:value="-0.0134">
            <text:p>-0.0134</text:p>
          </table:table-cell>
          <table:table-cell office:value-type="float" office:value="-0.0137">
            <text:p>-0.0137</text:p>
          </table:table-cell>
          <table:table-cell office:value-type="float" office:value="0.5058">
            <text:p>0.5058</text:p>
          </table:table-cell>
          <table:table-cell office:value-type="float" office:value="0.5247">
            <text:p>0.5247</text:p>
          </table:table-cell>
          <table:table-cell table:formula="of:=ABS(([.F4]-[.G4])/[.G4])*100" office:value-type="float" office:value="2.18978102189781">
            <text:p>2.1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.0229">
            <text:p>0.0229</text:p>
          </table:table-cell>
          <table:table-cell office:value-type="float" office:value="0.0093">
            <text:p>0.0093</text:p>
          </table:table-cell>
          <table:table-cell office:value-type="float" office:value="0.0095">
            <text:p>0.0095</text:p>
          </table:table-cell>
          <table:table-cell office:value-type="float" office:value="7.7895">
            <text:p>7.7895</text:p>
          </table:table-cell>
          <table:table-cell office:value-type="float" office:value="8.0804">
            <text:p>8.0804</text:p>
          </table:table-cell>
          <table:table-cell table:formula="of:=ABS(([.F5]-[.G5])/[.G5])*100" office:value-type="float" office:value="2.10526315789472">
            <text:p>2.11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0.459">
            <text:p>0.4590</text:p>
          </table:table-cell>
          <table:table-cell office:value-type="float" office:value="-0.0118">
            <text:p>-0.0118</text:p>
          </table:table-cell>
          <table:table-cell office:value-type="float" office:value="-0.012">
            <text:p>-0.0120</text:p>
          </table:table-cell>
          <table:table-cell office:value-type="float" office:value="1.4538">
            <text:p>1.4538</text:p>
          </table:table-cell>
          <table:table-cell office:value-type="float" office:value="1.5081">
            <text:p>1.5081</text:p>
          </table:table-cell>
          <table:table-cell table:formula="of:=ABS(([.F6]-[.G6])/[.G6])*100" office:value-type="float" office:value="1.66666666666667">
            <text:p>1.67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0.4456">
            <text:p>0.4456</text:p>
          </table:table-cell>
          <table:table-cell office:value-type="float" office:value="0.0089">
            <text:p>0.0089</text:p>
          </table:table-cell>
          <table:table-cell office:value-type="float" office:value="0.009">
            <text:p>0.0090</text:p>
          </table:table-cell>
          <table:table-cell office:value-type="float" office:value="0.1259">
            <text:p>0.1259</text:p>
          </table:table-cell>
          <table:table-cell office:value-type="float" office:value="0.1306">
            <text:p>0.1306</text:p>
          </table:table-cell>
          <table:table-cell table:formula="of:=ABS(([.F7]-[.G7])/[.G7])*100" office:value-type="float" office:value="1.11111111111112">
            <text:p>1.11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1975">
            <text:p>0.1975</text:p>
          </table:table-cell>
          <table:table-cell table:number-columns-repeated="2" office:value-type="float" office:value="0.0014">
            <text:p>0.0014</text:p>
          </table:table-cell>
          <table:table-cell office:value-type="float" office:value="0.0147">
            <text:p>0.0147</text:p>
          </table:table-cell>
          <table:table-cell office:value-type="float" office:value="0.0152">
            <text:p>0.0152</text:p>
          </table:table-cell>
          <table:table-cell table:formula="of:=ABS(([.F8]-[.G8])/[.G8]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0.9636">
            <text:p>0.9636</text:p>
          </table:table-cell>
          <table:table-cell office:value-type="float" office:value="0.00053066">
            <text:p>0.0005</text:p>
          </table:table-cell>
          <table:table-cell office:value-type="float" office:value="0.00054048">
            <text:p>0.0005</text:p>
          </table:table-cell>
          <table:table-cell office:value-type="float" office:value="0.0166">
            <text:p>0.0166</text:p>
          </table:table-cell>
          <table:table-cell office:value-type="float" office:value="0.0172">
            <text:p>0.0172</text:p>
          </table:table-cell>
          <table:table-cell table:formula="of:=ABS(([.F9]-[.G9])/[.G9])*100" office:value-type="float" office:value="1.81690349319122">
            <text:p>1.82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0.1688">
            <text:p>0.1688</text:p>
          </table:table-cell>
          <table:table-cell office:value-type="float" office:value="-0.00052173">
            <text:p>-0.0005</text:p>
          </table:table-cell>
          <table:table-cell office:value-type="float" office:value="-0.00053138">
            <text:p>-0.0005</text:p>
          </table:table-cell>
          <table:table-cell office:value-type="float" office:value="0.0326">
            <text:p>0.0326</text:p>
          </table:table-cell>
          <table:table-cell office:value-type="float" office:value="0.0338">
            <text:p>0.0338</text:p>
          </table:table-cell>
          <table:table-cell table:formula="of:=ABS(([.F10]-[.G10])/[.G10])*100" office:value-type="float" office:value="1.81602619594265">
            <text:p>1.82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0646">
            <text:p>0.0646</text:p>
          </table:table-cell>
          <table:table-cell office:value-type="float" office:value="0.0334">
            <text:p>0.0334</text:p>
          </table:table-cell>
          <table:table-cell office:value-type="float" office:value="0.034">
            <text:p>0.0340</text:p>
          </table:table-cell>
          <table:table-cell office:value-type="float" office:value="0.5084">
            <text:p>0.5084</text:p>
          </table:table-cell>
          <table:table-cell office:value-type="float" office:value="0.5274">
            <text:p>0.5274</text:p>
          </table:table-cell>
          <table:table-cell table:formula="of:=ABS(([.F11]-[.G11])/[.G11])*100" office:value-type="float" office:value="1.76470588235295">
            <text:p>1.7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0.4019">
            <text:p>0.4019</text:p>
          </table:table-cell>
          <table:table-cell office:value-type="float" office:value="-0.1174">
            <text:p>-0.1174</text:p>
          </table:table-cell>
          <table:table-cell office:value-type="float" office:value="-0.1196">
            <text:p>-0.1196</text:p>
          </table:table-cell>
          <table:table-cell office:value-type="float" office:value="0.8022">
            <text:p>0.8022</text:p>
          </table:table-cell>
          <table:table-cell office:value-type="float" office:value="0.8321">
            <text:p>0.8321</text:p>
          </table:table-cell>
          <table:table-cell table:formula="of:=ABS(([.F12]-[.G12])/[.G12])*100" office:value-type="float" office:value="1.83946488294315">
            <text:p>1.84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0.2107">
            <text:p>0.2107</text:p>
          </table:table-cell>
          <table:table-cell office:value-type="float" office:value="0.0063">
            <text:p>0.0063</text:p>
          </table:table-cell>
          <table:table-cell office:value-type="float" office:value="0.0064">
            <text:p>0.0064</text:p>
          </table:table-cell>
          <table:table-cell office:value-type="float" office:value="1.1221">
            <text:p>1.1221</text:p>
          </table:table-cell>
          <table:table-cell office:value-type="float" office:value="1.164">
            <text:p>1.1640</text:p>
          </table:table-cell>
          <table:table-cell table:formula="of:=ABS(([.F13]-[.G13])/[.G13])*100" office:value-type="float" office:value="1.5625">
            <text:p>1.5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0272">
            <text:p>0.0272</text:p>
          </table:table-cell>
          <table:table-cell office:value-type="float" office:value="0.0146">
            <text:p>0.0146</text:p>
          </table:table-cell>
          <table:table-cell office:value-type="float" office:value="0.0148">
            <text:p>0.0148</text:p>
          </table:table-cell>
          <table:table-cell office:value-type="float" office:value="1.9102">
            <text:p>1.9102</text:p>
          </table:table-cell>
          <table:table-cell office:value-type="float" office:value="1.9815">
            <text:p>1.9815</text:p>
          </table:table-cell>
          <table:table-cell table:formula="of:=ABS(([.F14]-[.G14])/[.G14])*100" office:value-type="float" office:value="1.35135135135135">
            <text:p>1.35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0.9214">
            <text:p>0.9214</text:p>
          </table:table-cell>
          <table:table-cell office:value-type="float" office:value="-0.0556">
            <text:p>-0.0556</text:p>
          </table:table-cell>
          <table:table-cell office:value-type="float" office:value="-0.0567">
            <text:p>-0.0567</text:p>
          </table:table-cell>
          <table:table-cell office:value-type="float" office:value="3.4016">
            <text:p>3.4016</text:p>
          </table:table-cell>
          <table:table-cell office:value-type="float" office:value="3.5286">
            <text:p>3.5286</text:p>
          </table:table-cell>
          <table:table-cell table:formula="of:=ABS(([.F15]-[.G15])/[.G15])*100" office:value-type="float" office:value="1.9400352733686">
            <text:p>1.94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0.4499">
            <text:p>0.4499</text:p>
          </table:table-cell>
          <table:table-cell office:value-type="float" office:value="-0.0066">
            <text:p>-0.0066</text:p>
          </table:table-cell>
          <table:table-cell office:value-type="float" office:value="-0.0067">
            <text:p>-0.0067</text:p>
          </table:table-cell>
          <table:table-cell office:value-type="float" office:value="0.2398">
            <text:p>0.2398</text:p>
          </table:table-cell>
          <table:table-cell office:value-type="float" office:value="0.2487">
            <text:p>0.2487</text:p>
          </table:table-cell>
          <table:table-cell table:formula="of:=ABS(([.F16]-[.G16])/[.G16])*100" office:value-type="float" office:value="1.49253731343284">
            <text:p>1.49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6822">
            <text:p>0.6822</text:p>
          </table:table-cell>
          <table:table-cell office:value-type="float" office:value="0.013">
            <text:p>0.0130</text:p>
          </table:table-cell>
          <table:table-cell office:value-type="float" office:value="0.0132">
            <text:p>0.0132</text:p>
          </table:table-cell>
          <table:table-cell office:value-type="float" office:value="0.2896">
            <text:p>0.2896</text:p>
          </table:table-cell>
          <table:table-cell office:value-type="float" office:value="0.3004">
            <text:p>0.3004</text:p>
          </table:table-cell>
          <table:table-cell table:formula="of:=ABS(([.F17]-[.G17])/[.G17])*100" office:value-type="float" office:value="1.51515151515151">
            <text:p>1.52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8642">
            <text:p>0.8642</text:p>
          </table:table-cell>
          <table:table-cell office:value-type="float" office:value="-0.0078">
            <text:p>-0.0078</text:p>
          </table:table-cell>
          <table:table-cell office:value-type="float" office:value="-0.008">
            <text:p>-0.0080</text:p>
          </table:table-cell>
          <table:table-cell office:value-type="float" office:value="0.0612">
            <text:p>0.0612</text:p>
          </table:table-cell>
          <table:table-cell office:value-type="float" office:value="0.0635">
            <text:p>0.0635</text:p>
          </table:table-cell>
          <table:table-cell table:formula="of:=ABS(([.F18]-[.G18])/[.G18])*100" office:value-type="float" office:value="2.5">
            <text:p>2.5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5324">
            <text:p>0.5324</text:p>
          </table:table-cell>
          <table:table-cell office:value-type="float" office:value="0.0424">
            <text:p>0.0424</text:p>
          </table:table-cell>
          <table:table-cell office:value-type="float" office:value="0.0432">
            <text:p>0.0432</text:p>
          </table:table-cell>
          <table:table-cell office:value-type="float" office:value="0.7144">
            <text:p>0.7144</text:p>
          </table:table-cell>
          <table:table-cell office:value-type="float" office:value="0.7411">
            <text:p>0.7411</text:p>
          </table:table-cell>
          <table:table-cell table:formula="of:=ABS(([.F19]-[.G19])/[.G19])*100" office:value-type="float" office:value="1.85185185185186">
            <text:p>1.8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3296">
            <text:p>0.3296</text:p>
          </table:table-cell>
          <table:table-cell table:number-columns-repeated="2" office:value-type="float" office:value="0.0025">
            <text:p>0.0025</text:p>
          </table:table-cell>
          <table:table-cell office:value-type="float" office:value="0.019">
            <text:p>0.0190</text:p>
          </table:table-cell>
          <table:table-cell office:value-type="float" office:value="0.0197">
            <text:p>0.0197</text:p>
          </table:table-cell>
          <table:table-cell table:formula="of:=ABS(([.F20]-[.G20])/[.G20]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0.2214">
            <text:p>0.2214</text:p>
          </table:table-cell>
          <table:table-cell table:number-columns-repeated="2" office:value-type="float" office:value="0.0011">
            <text:p>0.0011</text:p>
          </table:table-cell>
          <table:table-cell office:value-type="float" office:value="0.0413">
            <text:p>0.0413</text:p>
          </table:table-cell>
          <table:table-cell office:value-type="float" office:value="0.0428">
            <text:p>0.0428</text:p>
          </table:table-cell>
          <table:table-cell table:formula="of:=ABS(([.F21]-[.G21])/[.G21]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0.0789">
            <text:p>0.0789</text:p>
          </table:table-cell>
          <table:table-cell office:value-type="float" office:value="-0.0058">
            <text:p>-0.0058</text:p>
          </table:table-cell>
          <table:table-cell office:value-type="float" office:value="-0.0059">
            <text:p>-0.0059</text:p>
          </table:table-cell>
          <table:table-cell office:value-type="float" office:value="0.1473">
            <text:p>0.1473</text:p>
          </table:table-cell>
          <table:table-cell office:value-type="float" office:value="0.1528">
            <text:p>0.1528</text:p>
          </table:table-cell>
          <table:table-cell table:formula="of:=ABS(([.F22]-[.G22])/[.G22])*100" office:value-type="float" office:value="1.69491525423728">
            <text:p>1.6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4417">
            <text:p>0.4417</text:p>
          </table:table-cell>
          <table:table-cell office:value-type="float" office:value="-0.0053">
            <text:p>-0.0053</text:p>
          </table:table-cell>
          <table:table-cell office:value-type="float" office:value="-0.0054">
            <text:p>-0.0054</text:p>
          </table:table-cell>
          <table:table-cell office:value-type="float" office:value="0.163">
            <text:p>0.1630</text:p>
          </table:table-cell>
          <table:table-cell office:value-type="float" office:value="0.1691">
            <text:p>0.1691</text:p>
          </table:table-cell>
          <table:table-cell table:formula="of:=ABS(([.F23]-[.G23])/[.G23])*100" office:value-type="float" office:value="1.85185185185186">
            <text:p>1.8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1.0567">
            <text:p>1.0567</text:p>
          </table:table-cell>
          <table:table-cell office:value-type="float" office:value="0.0249">
            <text:p>0.0249</text:p>
          </table:table-cell>
          <table:table-cell office:value-type="float" office:value="0.0253">
            <text:p>0.0253</text:p>
          </table:table-cell>
          <table:table-cell office:value-type="float" office:value="0.1134">
            <text:p>0.1134</text:p>
          </table:table-cell>
          <table:table-cell office:value-type="float" office:value="0.1176">
            <text:p>0.1176</text:p>
          </table:table-cell>
          <table:table-cell table:formula="of:=ABS(([.F24]-[.G24])/[.G24])*100" office:value-type="float" office:value="1.58102766798418">
            <text:p>1.5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1.5818">
            <text:p>1.5818</text:p>
          </table:table-cell>
          <table:table-cell office:value-type="float" office:value="0.0139">
            <text:p>0.0139</text:p>
          </table:table-cell>
          <table:table-cell office:value-type="float" office:value="0.0142">
            <text:p>0.0142</text:p>
          </table:table-cell>
          <table:table-cell office:value-type="float" office:value="0.0896">
            <text:p>0.0896</text:p>
          </table:table-cell>
          <table:table-cell office:value-type="float" office:value="0.0929">
            <text:p>0.0929</text:p>
          </table:table-cell>
          <table:table-cell table:formula="of:=ABS(([.F25]-[.G25])/[.G25])*100" office:value-type="float" office:value="2.11267605633803">
            <text:p>2.1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911">
            <text:p>0.0911</text:p>
          </table:table-cell>
          <table:table-cell office:value-type="float" office:value="-0.0113">
            <text:p>-0.0113</text:p>
          </table:table-cell>
          <table:table-cell office:value-type="float" office:value="-0.0115">
            <text:p>-0.0115</text:p>
          </table:table-cell>
          <table:table-cell office:value-type="float" office:value="1.1292">
            <text:p>1.1292</text:p>
          </table:table-cell>
          <table:table-cell office:value-type="float" office:value="1.1713">
            <text:p>1.1713</text:p>
          </table:table-cell>
          <table:table-cell table:formula="of:=ABS(([.F26]-[.G26])/[.G26])*100" office:value-type="float" office:value="1.7391304347826">
            <text:p>1.7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9937">
            <text:p>0.9937</text:p>
          </table:table-cell>
          <table:table-cell office:value-type="float" office:value="-0.0593">
            <text:p>-0.0593</text:p>
          </table:table-cell>
          <table:table-cell office:value-type="float" office:value="-0.0604">
            <text:p>-0.0604</text:p>
          </table:table-cell>
          <table:table-cell office:value-type="float" office:value="4.1235">
            <text:p>4.1235</text:p>
          </table:table-cell>
          <table:table-cell office:value-type="float" office:value="4.2775">
            <text:p>4.2775</text:p>
          </table:table-cell>
          <table:table-cell table:formula="of:=ABS(([.F27]-[.G27])/[.G27])*100" office:value-type="float" office:value="1.82119205298013">
            <text:p>1.8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3197">
            <text:p>0.3197</text:p>
          </table:table-cell>
          <table:table-cell office:value-type="float" office:value="0.1045">
            <text:p>0.1045</text:p>
          </table:table-cell>
          <table:table-cell office:value-type="float" office:value="0.1065">
            <text:p>0.1065</text:p>
          </table:table-cell>
          <table:table-cell office:value-type="float" office:value="6.8304">
            <text:p>6.8304</text:p>
          </table:table-cell>
          <table:table-cell office:value-type="float" office:value="7.0855">
            <text:p>7.0855</text:p>
          </table:table-cell>
          <table:table-cell table:formula="of:=ABS(([.F28]-[.G28])/[.G28])*100" office:value-type="float" office:value="1.87793427230047">
            <text:p>1.8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316">
            <text:p>0.3160</text:p>
          </table:table-cell>
          <table:table-cell table:number-columns-repeated="2" office:value-type="float" office:value="-0.0018">
            <text:p>-0.0018</text:p>
          </table:table-cell>
          <table:table-cell office:value-type="float" office:value="0.6662">
            <text:p>0.6662</text:p>
          </table:table-cell>
          <table:table-cell office:value-type="float" office:value="0.6911">
            <text:p>0.6911</text:p>
          </table:table-cell>
          <table:table-cell table:formula="of:=ABS(([.F29]-[.G29])/[.G29]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3.1391">
            <text:p>3.1391</text:p>
          </table:table-cell>
          <table:table-cell office:value-type="float" office:value="-0.0902">
            <text:p>-0.0902</text:p>
          </table:table-cell>
          <table:table-cell office:value-type="float" office:value="-0.0919">
            <text:p>-0.0919</text:p>
          </table:table-cell>
          <table:table-cell office:value-type="float" office:value="0.3428">
            <text:p>0.3428</text:p>
          </table:table-cell>
          <table:table-cell office:value-type="float" office:value="0.3556">
            <text:p>0.3556</text:p>
          </table:table-cell>
          <table:table-cell table:formula="of:=ABS(([.F30]-[.G30])/[.G30])*100" office:value-type="float" office:value="1.84983677910773">
            <text:p>1.8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4255">
            <text:p>0.4255</text:p>
          </table:table-cell>
          <table:table-cell office:value-type="float" office:value="0.0177">
            <text:p>0.0177</text:p>
          </table:table-cell>
          <table:table-cell office:value-type="float" office:value="0.018">
            <text:p>0.0180</text:p>
          </table:table-cell>
          <table:table-cell office:value-type="float" office:value="0.339">
            <text:p>0.3390</text:p>
          </table:table-cell>
          <table:table-cell office:value-type="float" office:value="0.3516">
            <text:p>0.3516</text:p>
          </table:table-cell>
          <table:table-cell table:formula="of:=ABS(([.F31]-[.G31])/[.G31])*100" office:value-type="float" office:value="1.66666666666668">
            <text:p>1.67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2736">
            <text:p>0.2736</text:p>
          </table:table-cell>
          <table:table-cell office:value-type="float" office:value="0.0049">
            <text:p>0.0049</text:p>
          </table:table-cell>
          <table:table-cell office:value-type="float" office:value="0.005">
            <text:p>0.0050</text:p>
          </table:table-cell>
          <table:table-cell office:value-type="float" office:value="0.0242">
            <text:p>0.0242</text:p>
          </table:table-cell>
          <table:table-cell office:value-type="float" office:value="0.0251">
            <text:p>0.0251</text:p>
          </table:table-cell>
          <table:table-cell table:formula="of:=ABS(([.F32]-[.G32])/[.G32])*100" office:value-type="float" office:value="2.00000000000001">
            <text:p>2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6334">
            <text:p>0.6334</text:p>
          </table:table-cell>
          <table:table-cell office:value-type="float" office:value="-0.0099">
            <text:p>-0.0099</text:p>
          </table:table-cell>
          <table:table-cell office:value-type="float" office:value="-0.0101">
            <text:p>-0.0101</text:p>
          </table:table-cell>
          <table:table-cell office:value-type="float" office:value="0.0248">
            <text:p>0.0248</text:p>
          </table:table-cell>
          <table:table-cell office:value-type="float" office:value="0.0257">
            <text:p>0.0257</text:p>
          </table:table-cell>
          <table:table-cell table:formula="of:=ABS(([.F33]-[.G33])/[.G33])*100" office:value-type="float" office:value="1.98019801980199">
            <text:p>1.98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0354">
            <text:p>0.0354</text:p>
          </table:table-cell>
          <table:table-cell office:value-type="float" office:value="-0.0024">
            <text:p>-0.0024</text:p>
          </table:table-cell>
          <table:table-cell office:value-type="float" office:value="-0.0025">
            <text:p>-0.0025</text:p>
          </table:table-cell>
          <table:table-cell office:value-type="float" office:value="0.2706">
            <text:p>0.2706</text:p>
          </table:table-cell>
          <table:table-cell office:value-type="float" office:value="0.2807">
            <text:p>0.2807</text:p>
          </table:table-cell>
          <table:table-cell table:formula="of:=ABS(([.F34]-[.G34])/[.G34])*100" office:value-type="float" office:value="3.99999999999999">
            <text:p>4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666">
            <text:p>0.0666</text:p>
          </table:table-cell>
          <table:table-cell office:value-type="float" office:value="0.0055">
            <text:p>0.0055</text:p>
          </table:table-cell>
          <table:table-cell office:value-type="float" office:value="0.0056">
            <text:p>0.0056</text:p>
          </table:table-cell>
          <table:table-cell office:value-type="float" office:value="0.3289">
            <text:p>0.3289</text:p>
          </table:table-cell>
          <table:table-cell office:value-type="float" office:value="0.3412">
            <text:p>0.3412</text:p>
          </table:table-cell>
          <table:table-cell table:formula="of:=ABS(([.F35]-[.G35])/[.G35])*100" office:value-type="float" office:value="1.78571428571428">
            <text:p>1.79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4409">
            <text:p>0.4409</text:p>
          </table:table-cell>
          <table:table-cell office:value-type="float" office:value="-0.0159">
            <text:p>-0.0159</text:p>
          </table:table-cell>
          <table:table-cell office:value-type="float" office:value="-0.0162">
            <text:p>-0.0162</text:p>
          </table:table-cell>
          <table:table-cell office:value-type="float" office:value="0.5636">
            <text:p>0.5636</text:p>
          </table:table-cell>
          <table:table-cell office:value-type="float" office:value="0.5846">
            <text:p>0.5846</text:p>
          </table:table-cell>
          <table:table-cell table:formula="of:=ABS(([.F36]-[.G36])/[.G36])*100" office:value-type="float" office:value="1.85185185185184">
            <text:p>1.85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1946">
            <text:p>0.1946</text:p>
          </table:table-cell>
          <table:table-cell office:value-type="float" office:value="-0.0064">
            <text:p>-0.0064</text:p>
          </table:table-cell>
          <table:table-cell office:value-type="float" office:value="-0.0065">
            <text:p>-0.0065</text:p>
          </table:table-cell>
          <table:table-cell office:value-type="float" office:value="0.0613">
            <text:p>0.0613</text:p>
          </table:table-cell>
          <table:table-cell office:value-type="float" office:value="0.0636">
            <text:p>0.0636</text:p>
          </table:table-cell>
          <table:table-cell table:formula="of:=ABS(([.F37]-[.G37])/[.G37])*100" office:value-type="float" office:value="1.53846153846154">
            <text:p>1.54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904">
            <text:p>0.0904</text:p>
          </table:table-cell>
          <table:table-cell office:value-type="float" office:value="0.0298">
            <text:p>0.0298</text:p>
          </table:table-cell>
          <table:table-cell office:value-type="float" office:value="0.0304">
            <text:p>0.0304</text:p>
          </table:table-cell>
          <table:table-cell office:value-type="float" office:value="0.7257">
            <text:p>0.7257</text:p>
          </table:table-cell>
          <table:table-cell office:value-type="float" office:value="0.7528">
            <text:p>0.7528</text:p>
          </table:table-cell>
          <table:table-cell table:formula="of:=ABS(([.F38]-[.G38])/[.G38])*100" office:value-type="float" office:value="1.97368421052632">
            <text:p>1.97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3234">
            <text:p>0.3234</text:p>
          </table:table-cell>
          <table:table-cell office:value-type="float" office:value="-0.0809">
            <text:p>-0.0809</text:p>
          </table:table-cell>
          <table:table-cell office:value-type="float" office:value="-0.0824">
            <text:p>-0.0824</text:p>
          </table:table-cell>
          <table:table-cell office:value-type="float" office:value="4.0825">
            <text:p>4.0825</text:p>
          </table:table-cell>
          <table:table-cell office:value-type="float" office:value="4.235">
            <text:p>4.2350</text:p>
          </table:table-cell>
          <table:table-cell table:formula="of:=ABS(([.F39]-[.G39])/[.G39])*100" office:value-type="float" office:value="1.82038834951456">
            <text:p>1.82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0857">
            <text:p>0.0857</text:p>
          </table:table-cell>
          <table:table-cell office:value-type="float" office:value="-0.04">
            <text:p>-0.0400</text:p>
          </table:table-cell>
          <table:table-cell office:value-type="float" office:value="-0.0407">
            <text:p>-0.0407</text:p>
          </table:table-cell>
          <table:table-cell office:value-type="float" office:value="0.5151">
            <text:p>0.5151</text:p>
          </table:table-cell>
          <table:table-cell office:value-type="float" office:value="0.5343">
            <text:p>0.5343</text:p>
          </table:table-cell>
          <table:table-cell table:formula="of:=ABS(([.F40]-[.G40])/[.G40])*100" office:value-type="float" office:value="1.71990171990172">
            <text:p>1.72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6609">
            <text:p>0.6609</text:p>
          </table:table-cell>
          <table:table-cell office:value-type="float" office:value="-0.0042">
            <text:p>-0.0042</text:p>
          </table:table-cell>
          <table:table-cell office:value-type="float" office:value="-0.0043">
            <text:p>-0.0043</text:p>
          </table:table-cell>
          <table:table-cell office:value-type="float" office:value="0.3307">
            <text:p>0.3307</text:p>
          </table:table-cell>
          <table:table-cell office:value-type="float" office:value="0.3431">
            <text:p>0.3431</text:p>
          </table:table-cell>
          <table:table-cell table:formula="of:=ABS(([.F41]-[.G41])/[.G41])*100" office:value-type="float" office:value="2.32558139534882">
            <text:p>2.33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4388">
            <text:p>0.4388</text:p>
          </table:table-cell>
          <table:table-cell office:value-type="float" office:value="-0.0137">
            <text:p>-0.0137</text:p>
          </table:table-cell>
          <table:table-cell office:value-type="float" office:value="-0.014">
            <text:p>-0.0140</text:p>
          </table:table-cell>
          <table:table-cell office:value-type="float" office:value="0.2889">
            <text:p>0.2889</text:p>
          </table:table-cell>
          <table:table-cell office:value-type="float" office:value="0.2997">
            <text:p>0.2997</text:p>
          </table:table-cell>
          <table:table-cell table:formula="of:=ABS(([.F42]-[.G42])/[.G42])*100" office:value-type="float" office:value="2.14285714285713">
            <text:p>2.14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5223">
            <text:p>0.5223</text:p>
          </table:table-cell>
          <table:table-cell office:value-type="float" office:value="-0.005">
            <text:p>-0.0050</text:p>
          </table:table-cell>
          <table:table-cell office:value-type="float" office:value="-0.0051">
            <text:p>-0.0051</text:p>
          </table:table-cell>
          <table:table-cell office:value-type="float" office:value="1.2756">
            <text:p>1.2756</text:p>
          </table:table-cell>
          <table:table-cell office:value-type="float" office:value="1.3233">
            <text:p>1.3233</text:p>
          </table:table-cell>
          <table:table-cell table:formula="of:=ABS(([.F43]-[.G43])/[.G43])*100" office:value-type="float" office:value="1.9607843137255">
            <text:p>1.9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0.0147">
            <text:p>0.0147</text:p>
          </table:table-cell>
          <table:table-cell office:value-type="float" office:value="0.0224">
            <text:p>0.0224</text:p>
          </table:table-cell>
          <table:table-cell office:value-type="float" office:value="0.0228">
            <text:p>0.0228</text:p>
          </table:table-cell>
          <table:table-cell office:value-type="float" office:value="0.6308">
            <text:p>0.6308</text:p>
          </table:table-cell>
          <table:table-cell office:value-type="float" office:value="0.6543">
            <text:p>0.6543</text:p>
          </table:table-cell>
          <table:table-cell table:formula="of:=ABS(([.F44]-[.G44])/[.G44])*100" office:value-type="float" office:value="1.75438596491229">
            <text:p>1.7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0.7158">
            <text:p>0.7158</text:p>
          </table:table-cell>
          <table:table-cell office:value-type="float" office:value="-0.0337">
            <text:p>-0.0337</text:p>
          </table:table-cell>
          <table:table-cell office:value-type="float" office:value="-0.0343">
            <text:p>-0.0343</text:p>
          </table:table-cell>
          <table:table-cell office:value-type="float" office:value="0.1058">
            <text:p>0.1058</text:p>
          </table:table-cell>
          <table:table-cell office:value-type="float" office:value="0.1097">
            <text:p>0.1097</text:p>
          </table:table-cell>
          <table:table-cell table:formula="of:=ABS(([.F45]-[.G45])/[.G45])*100" office:value-type="float" office:value="1.74927113702625">
            <text:p>1.7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0.2331">
            <text:p>0.2331</text:p>
          </table:table-cell>
          <table:table-cell office:value-type="float" office:value="-0.09">
            <text:p>-0.0900</text:p>
          </table:table-cell>
          <table:table-cell office:value-type="float" office:value="-0.0917">
            <text:p>-0.0917</text:p>
          </table:table-cell>
          <table:table-cell office:value-type="float" office:value="4.476">
            <text:p>4.4760</text:p>
          </table:table-cell>
          <table:table-cell office:value-type="float" office:value="4.6432">
            <text:p>4.6432</text:p>
          </table:table-cell>
          <table:table-cell table:formula="of:=ABS(([.F46]-[.G46])/[.G46])*100" office:value-type="float" office:value="1.85387131952018">
            <text:p>1.8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2685">
            <text:p>0.2685</text:p>
          </table:table-cell>
          <table:table-cell office:value-type="float" office:value="-0.0083">
            <text:p>-0.0083</text:p>
          </table:table-cell>
          <table:table-cell office:value-type="float" office:value="-0.0085">
            <text:p>-0.0085</text:p>
          </table:table-cell>
          <table:table-cell office:value-type="float" office:value="0.0757">
            <text:p>0.0757</text:p>
          </table:table-cell>
          <table:table-cell office:value-type="float" office:value="0.0786">
            <text:p>0.0786</text:p>
          </table:table-cell>
          <table:table-cell table:formula="of:=ABS(([.F47]-[.G47])/[.G47])*100" office:value-type="float" office:value="2.35294117647059">
            <text:p>2.3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9182">
            <text:p>0.9182</text:p>
          </table:table-cell>
          <table:table-cell office:value-type="float" office:value="-0.0468">
            <text:p>-0.0468</text:p>
          </table:table-cell>
          <table:table-cell office:value-type="float" office:value="-0.0477">
            <text:p>-0.0477</text:p>
          </table:table-cell>
          <table:table-cell office:value-type="float" office:value="0.1481">
            <text:p>0.1481</text:p>
          </table:table-cell>
          <table:table-cell office:value-type="float" office:value="0.1536">
            <text:p>0.1536</text:p>
          </table:table-cell>
          <table:table-cell table:formula="of:=ABS(([.F48]-[.G48])/[.G48])*100" office:value-type="float" office:value="1.88679245283018">
            <text:p>1.8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2804">
            <text:p>0.2804</text:p>
          </table:table-cell>
          <table:table-cell office:value-type="float" office:value="-0.0035">
            <text:p>-0.0035</text:p>
          </table:table-cell>
          <table:table-cell office:value-type="float" office:value="-0.0036">
            <text:p>-0.0036</text:p>
          </table:table-cell>
          <table:table-cell office:value-type="float" office:value="0.0275">
            <text:p>0.0275</text:p>
          </table:table-cell>
          <table:table-cell office:value-type="float" office:value="0.0285">
            <text:p>0.0285</text:p>
          </table:table-cell>
          <table:table-cell table:formula="of:=ABS(([.F49]-[.G49])/[.G49])*100" office:value-type="float" office:value="2.77777777777778">
            <text:p>2.7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524">
            <text:p>0.0524</text:p>
          </table:table-cell>
          <table:table-cell office:value-type="float" office:value="0.0353">
            <text:p>0.0353</text:p>
          </table:table-cell>
          <table:table-cell office:value-type="float" office:value="0.036">
            <text:p>0.0360</text:p>
          </table:table-cell>
          <table:table-cell office:value-type="float" office:value="9.4198">
            <text:p>9.4198</text:p>
          </table:table-cell>
          <table:table-cell office:value-type="float" office:value="9.7716">
            <text:p>9.7716</text:p>
          </table:table-cell>
          <table:table-cell table:formula="of:=ABS(([.F50]-[.G50])/[.G50])*100" office:value-type="float" office:value="1.94444444444444">
            <text:p>1.9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7999">
            <text:p>0.7999</text:p>
          </table:table-cell>
          <table:table-cell office:value-type="float" office:value="-0.1455">
            <text:p>-0.1455</text:p>
          </table:table-cell>
          <table:table-cell office:value-type="float" office:value="-0.1482">
            <text:p>-0.1482</text:p>
          </table:table-cell>
          <table:table-cell office:value-type="float" office:value="2.7229">
            <text:p>2.7229</text:p>
          </table:table-cell>
          <table:table-cell office:value-type="float" office:value="2.8246">
            <text:p>2.8246</text:p>
          </table:table-cell>
          <table:table-cell table:formula="of:=ABS(([.F51]-[.G51])/[.G51])*100" office:value-type="float" office:value="1.82186234817812">
            <text:p>1.8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8659">
            <text:p>0.8659</text:p>
          </table:table-cell>
          <table:table-cell office:value-type="float" office:value="0.1135">
            <text:p>0.1135</text:p>
          </table:table-cell>
          <table:table-cell office:value-type="float" office:value="0.1156">
            <text:p>0.1156</text:p>
          </table:table-cell>
          <table:table-cell office:value-type="float" office:value="3.1339">
            <text:p>3.1339</text:p>
          </table:table-cell>
          <table:table-cell office:value-type="float" office:value="3.2509">
            <text:p>3.2509</text:p>
          </table:table-cell>
          <table:table-cell table:formula="of:=ABS(([.F52]-[.G52])/[.G52])*100" office:value-type="float" office:value="1.8166089965398">
            <text:p>1.8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.006">
            <text:p>1.0060</text:p>
          </table:table-cell>
          <table:table-cell office:value-type="float" office:value="0.0224">
            <text:p>0.0224</text:p>
          </table:table-cell>
          <table:table-cell office:value-type="float" office:value="0.0228">
            <text:p>0.0228</text:p>
          </table:table-cell>
          <table:table-cell office:value-type="float" office:value="0.3028">
            <text:p>0.3028</text:p>
          </table:table-cell>
          <table:table-cell office:value-type="float" office:value="0.3141">
            <text:p>0.3141</text:p>
          </table:table-cell>
          <table:table-cell table:formula="of:=ABS(([.F53]-[.G53])/[.G53])*100" office:value-type="float" office:value="1.75438596491229">
            <text:p>1.7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1.9206">
            <text:p>1.9206</text:p>
          </table:table-cell>
          <table:table-cell office:value-type="float" office:value="-0.0423">
            <text:p>-0.0423</text:p>
          </table:table-cell>
          <table:table-cell office:value-type="float" office:value="-0.043">
            <text:p>-0.0430</text:p>
          </table:table-cell>
          <table:table-cell office:value-type="float" office:value="0.3463">
            <text:p>0.3463</text:p>
          </table:table-cell>
          <table:table-cell office:value-type="float" office:value="0.3593">
            <text:p>0.3593</text:p>
          </table:table-cell>
          <table:table-cell table:formula="of:=ABS(([.F54]-[.G54])/[.G54])*100" office:value-type="float" office:value="1.62790697674418">
            <text:p>1.6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2.4836">
            <text:p>2.4836</text:p>
          </table:table-cell>
          <table:table-cell office:value-type="float" office:value="-0.02">
            <text:p>-0.0200</text:p>
          </table:table-cell>
          <table:table-cell office:value-type="float" office:value="-0.0204">
            <text:p>-0.0204</text:p>
          </table:table-cell>
          <table:table-cell office:value-type="float" office:value="0.4326">
            <text:p>0.4326</text:p>
          </table:table-cell>
          <table:table-cell office:value-type="float" office:value="0.4487">
            <text:p>0.4487</text:p>
          </table:table-cell>
          <table:table-cell table:formula="of:=ABS(([.F55]-[.G55])/[.G55])*100" office:value-type="float" office:value="1.9607843137255">
            <text:p>1.96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.0862">
            <text:p>1.0862</text:p>
          </table:table-cell>
          <table:table-cell office:value-type="float" office:value="0.008">
            <text:p>0.0080</text:p>
          </table:table-cell>
          <table:table-cell office:value-type="float" office:value="0.0082">
            <text:p>0.0082</text:p>
          </table:table-cell>
          <table:table-cell office:value-type="float" office:value="0.0382">
            <text:p>0.0382</text:p>
          </table:table-cell>
          <table:table-cell office:value-type="float" office:value="0.0397">
            <text:p>0.0397</text:p>
          </table:table-cell>
          <table:table-cell table:formula="of:=ABS(([.F56]-[.G56])/[.G56])*100" office:value-type="float" office:value="2.43902439024391">
            <text:p>2.44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1.3933">
            <text:p>1.3933</text:p>
          </table:table-cell>
          <table:table-cell office:value-type="float" office:value="-0.008">
            <text:p>-0.0080</text:p>
          </table:table-cell>
          <table:table-cell office:value-type="float" office:value="-0.0081">
            <text:p>-0.0081</text:p>
          </table:table-cell>
          <table:table-cell office:value-type="float" office:value="0.0331">
            <text:p>0.0331</text:p>
          </table:table-cell>
          <table:table-cell office:value-type="float" office:value="0.0344">
            <text:p>0.0344</text:p>
          </table:table-cell>
          <table:table-cell table:formula="of:=ABS(([.F57]-[.G57])/[.G57])*100" office:value-type="float" office:value="1.23456790123456">
            <text:p>1.23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3461">
            <text:p>0.3461</text:p>
          </table:table-cell>
          <table:table-cell office:value-type="float" office:value="0.0096">
            <text:p>0.0096</text:p>
          </table:table-cell>
          <table:table-cell office:value-type="float" office:value="0.0098">
            <text:p>0.0098</text:p>
          </table:table-cell>
          <table:table-cell office:value-type="float" office:value="0.0289">
            <text:p>0.0289</text:p>
          </table:table-cell>
          <table:table-cell office:value-type="float" office:value="0.03">
            <text:p>0.0300</text:p>
          </table:table-cell>
          <table:table-cell table:formula="of:=ABS(([.F58]-[.G58])/[.G58])*100" office:value-type="float" office:value="2.0408163265306">
            <text:p>2.04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1003">
            <text:p>0.1003</text:p>
          </table:table-cell>
          <table:table-cell office:value-type="float" office:value="-0.0147">
            <text:p>-0.0147</text:p>
          </table:table-cell>
          <table:table-cell office:value-type="float" office:value="-0.0149">
            <text:p>-0.0149</text:p>
          </table:table-cell>
          <table:table-cell office:value-type="float" office:value="1.4389">
            <text:p>1.4389</text:p>
          </table:table-cell>
          <table:table-cell office:value-type="float" office:value="1.4923">
            <text:p>1.4923</text:p>
          </table:table-cell>
          <table:table-cell table:formula="of:=ABS(([.F59]-[.G59])/[.G59])*100" office:value-type="float" office:value="1.34228187919462">
            <text:p>1.34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4279">
            <text:p>0.4279</text:p>
          </table:table-cell>
          <table:table-cell table:number-columns-repeated="2" office:value-type="float" office:value="-0.0018">
            <text:p>-0.0018</text:p>
          </table:table-cell>
          <table:table-cell office:value-type="float" office:value="0.1876">
            <text:p>0.1876</text:p>
          </table:table-cell>
          <table:table-cell office:value-type="float" office:value="0.1946">
            <text:p>0.1946</text:p>
          </table:table-cell>
          <table:table-cell table:formula="of:=ABS(([.F60]-[.G60])/[.G60]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2689">
            <text:p>0.2689</text:p>
          </table:table-cell>
          <table:table-cell office:value-type="float" office:value="-0.05">
            <text:p>-0.0500</text:p>
          </table:table-cell>
          <table:table-cell office:value-type="float" office:value="-0.0509">
            <text:p>-0.0509</text:p>
          </table:table-cell>
          <table:table-cell office:value-type="float" office:value="1.444">
            <text:p>1.4440</text:p>
          </table:table-cell>
          <table:table-cell office:value-type="float" office:value="1.4979">
            <text:p>1.4979</text:p>
          </table:table-cell>
          <table:table-cell table:formula="of:=ABS(([.F61]-[.G61])/[.G61])*100" office:value-type="float" office:value="1.76817288801571">
            <text:p>1.77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285">
            <text:p>0.0285</text:p>
          </table:table-cell>
          <table:table-cell office:value-type="float" office:value="0.0313">
            <text:p>0.0313</text:p>
          </table:table-cell>
          <table:table-cell office:value-type="float" office:value="0.0319">
            <text:p>0.0319</text:p>
          </table:table-cell>
          <table:table-cell office:value-type="float" office:value="8.2763">
            <text:p>8.2763</text:p>
          </table:table-cell>
          <table:table-cell office:value-type="float" office:value="8.5854">
            <text:p>8.5854</text:p>
          </table:table-cell>
          <table:table-cell table:formula="of:=ABS(([.F62]-[.G62])/[.G62])*100" office:value-type="float" office:value="1.88087774294672">
            <text:p>1.88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1.0058">
            <text:p>1.0058</text:p>
          </table:table-cell>
          <table:table-cell office:value-type="float" office:value="-0.297">
            <text:p>-0.2970</text:p>
          </table:table-cell>
          <table:table-cell office:value-type="float" office:value="-0.3025">
            <text:p>-0.3025</text:p>
          </table:table-cell>
          <table:table-cell office:value-type="float" office:value="0.9725">
            <text:p>0.9725</text:p>
          </table:table-cell>
          <table:table-cell office:value-type="float" office:value="1.0089">
            <text:p>1.0089</text:p>
          </table:table-cell>
          <table:table-cell table:formula="of:=ABS(([.F63]-[.G63])/[.G63])*100" office:value-type="float" office:value="1.8181818181818">
            <text:p>1.82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3.3576">
            <text:p>3.3576</text:p>
          </table:table-cell>
          <table:table-cell office:value-type="float" office:value="0.0806">
            <text:p>0.0806</text:p>
          </table:table-cell>
          <table:table-cell office:value-type="float" office:value="0.0821">
            <text:p>0.0821</text:p>
          </table:table-cell>
          <table:table-cell office:value-type="float" office:value="2.0906">
            <text:p>2.0906</text:p>
          </table:table-cell>
          <table:table-cell office:value-type="float" office:value="2.1687">
            <text:p>2.1687</text:p>
          </table:table-cell>
          <table:table-cell table:formula="of:=ABS(([.F64]-[.G64])/[.G64])*100" office:value-type="float" office:value="1.82704019488429">
            <text:p>1.83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151">
            <text:p>0.0151</text:p>
          </table:table-cell>
          <table:table-cell office:value-type="float" office:value="0.00020145">
            <text:p>0.0002</text:p>
          </table:table-cell>
          <table:table-cell office:value-type="float" office:value="0.00020518">
            <text:p>0.0002</text:p>
          </table:table-cell>
          <table:table-cell office:value-type="float" office:value="1.0838">
            <text:p>1.0838</text:p>
          </table:table-cell>
          <table:table-cell office:value-type="float" office:value="1.1243">
            <text:p>1.1243</text:p>
          </table:table-cell>
          <table:table-cell table:formula="of:=ABS(([.F65]-[.G65])/[.G65])*100" office:value-type="float" office:value="1.817915976216">
            <text:p>1.82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3619">
            <text:p>0.3619</text:p>
          </table:table-cell>
          <table:table-cell office:value-type="float" office:value="-0.0577">
            <text:p>-0.0577</text:p>
          </table:table-cell>
          <table:table-cell office:value-type="float" office:value="-0.0587">
            <text:p>-0.0587</text:p>
          </table:table-cell>
          <table:table-cell office:value-type="float" office:value="0.6707">
            <text:p>0.6707</text:p>
          </table:table-cell>
          <table:table-cell office:value-type="float" office:value="0.6958">
            <text:p>0.6958</text:p>
          </table:table-cell>
          <table:table-cell table:formula="of:=ABS(([.F66]-[.G66])/[.G66])*100" office:value-type="float" office:value="1.70357751277683">
            <text:p>1.7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001">
            <text:p>0.0010</text:p>
          </table:table-cell>
          <table:table-cell table:number-columns-repeated="2" office:value-type="float" office:value="-0.0039">
            <text:p>-0.0039</text:p>
          </table:table-cell>
          <table:table-cell office:value-type="float" office:value="0.0964">
            <text:p>0.0964</text:p>
          </table:table-cell>
          <table:table-cell office:value-type="float" office:value="0.1">
            <text:p>0.1000</text:p>
          </table:table-cell>
          <table:table-cell table:formula="of:=ABS(([.F67]-[.G67])/[.G67]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1388">
            <text:p>0.1388</text:p>
          </table:table-cell>
          <table:table-cell office:value-type="float" office:value="-0.006">
            <text:p>-0.0060</text:p>
          </table:table-cell>
          <table:table-cell office:value-type="float" office:value="-0.0061">
            <text:p>-0.0061</text:p>
          </table:table-cell>
          <table:table-cell office:value-type="float" office:value="0.0783">
            <text:p>0.0783</text:p>
          </table:table-cell>
          <table:table-cell office:value-type="float" office:value="0.0812">
            <text:p>0.0812</text:p>
          </table:table-cell>
          <table:table-cell table:formula="of:=ABS(([.F68]-[.G68])/[.G68])*100" office:value-type="float" office:value="1.63934426229509">
            <text:p>1.64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3311">
            <text:p>0.3311</text:p>
          </table:table-cell>
          <table:table-cell office:value-type="float" office:value="0.0259">
            <text:p>0.0259</text:p>
          </table:table-cell>
          <table:table-cell office:value-type="float" office:value="0.0264">
            <text:p>0.0264</text:p>
          </table:table-cell>
          <table:table-cell office:value-type="float" office:value="0.0931">
            <text:p>0.0931</text:p>
          </table:table-cell>
          <table:table-cell office:value-type="float" office:value="0.0966">
            <text:p>0.0966</text:p>
          </table:table-cell>
          <table:table-cell table:formula="of:=ABS(([.F69]-[.G69])/[.G69])*100" office:value-type="float" office:value="1.89393939393938">
            <text:p>1.89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3382">
            <text:p>0.3382</text:p>
          </table:table-cell>
          <table:table-cell office:value-type="float" office:value="0.0076">
            <text:p>0.0076</text:p>
          </table:table-cell>
          <table:table-cell office:value-type="float" office:value="0.0077">
            <text:p>0.0077</text:p>
          </table:table-cell>
          <table:table-cell office:value-type="float" office:value="0.3232">
            <text:p>0.3232</text:p>
          </table:table-cell>
          <table:table-cell office:value-type="float" office:value="0.3353">
            <text:p>0.3353</text:p>
          </table:table-cell>
          <table:table-cell table:formula="of:=ABS(([.F70]-[.G70])/[.G70])*100" office:value-type="float" office:value="1.2987012987013">
            <text:p>1.3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8925">
            <text:p>0.8925</text:p>
          </table:table-cell>
          <table:table-cell office:value-type="float" office:value="-0.0087">
            <text:p>-0.0087</text:p>
          </table:table-cell>
          <table:table-cell office:value-type="float" office:value="-0.0089">
            <text:p>-0.0089</text:p>
          </table:table-cell>
          <table:table-cell office:value-type="float" office:value="0.1053">
            <text:p>0.1053</text:p>
          </table:table-cell>
          <table:table-cell office:value-type="float" office:value="0.1093">
            <text:p>0.1093</text:p>
          </table:table-cell>
          <table:table-cell table:formula="of:=ABS(([.F71]-[.G71])/[.G71])*100" office:value-type="float" office:value="2.24719101123594">
            <text:p>2.25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7881">
            <text:p>0.7881</text:p>
          </table:table-cell>
          <table:table-cell office:value-type="float" office:value="0.0056">
            <text:p>0.0056</text:p>
          </table:table-cell>
          <table:table-cell office:value-type="float" office:value="0.0057">
            <text:p>0.0057</text:p>
          </table:table-cell>
          <table:table-cell office:value-type="float" office:value="0.1656">
            <text:p>0.1656</text:p>
          </table:table-cell>
          <table:table-cell office:value-type="float" office:value="0.1718">
            <text:p>0.1718</text:p>
          </table:table-cell>
          <table:table-cell table:formula="of:=ABS(([.F72]-[.G72])/[.G72])*100" office:value-type="float" office:value="1.75438596491229">
            <text:p>1.75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.3417">
            <text:p>1.3417</text:p>
          </table:table-cell>
          <table:table-cell office:value-type="float" office:value="-0.0264">
            <text:p>-0.0264</text:p>
          </table:table-cell>
          <table:table-cell office:value-type="float" office:value="-0.0269">
            <text:p>-0.0269</text:p>
          </table:table-cell>
          <table:table-cell office:value-type="float" office:value="0.2386">
            <text:p>0.2386</text:p>
          </table:table-cell>
          <table:table-cell office:value-type="float" office:value="0.2475">
            <text:p>0.2475</text:p>
          </table:table-cell>
          <table:table-cell table:formula="of:=ABS(([.F73]-[.G73])/[.G73])*100" office:value-type="float" office:value="1.85873605947956">
            <text:p>1.86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791">
            <text:p>0.0791</text:p>
          </table:table-cell>
          <table:table-cell office:value-type="float" office:value="0.0161">
            <text:p>0.0161</text:p>
          </table:table-cell>
          <table:table-cell office:value-type="float" office:value="0.0164">
            <text:p>0.0164</text:p>
          </table:table-cell>
          <table:table-cell office:value-type="float" office:value="1.0806">
            <text:p>1.0806</text:p>
          </table:table-cell>
          <table:table-cell office:value-type="float" office:value="1.1209">
            <text:p>1.1209</text:p>
          </table:table-cell>
          <table:table-cell table:formula="of:=ABS(([.F74]-[.G74])/[.G74])*100" office:value-type="float" office:value="1.82926829268294">
            <text:p>1.83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5361">
            <text:p>0.5361</text:p>
          </table:table-cell>
          <table:table-cell office:value-type="float" office:value="-0.0358">
            <text:p>-0.0358</text:p>
          </table:table-cell>
          <table:table-cell office:value-type="float" office:value="-0.0364">
            <text:p>-0.0364</text:p>
          </table:table-cell>
          <table:table-cell office:value-type="float" office:value="3.052">
            <text:p>3.0520</text:p>
          </table:table-cell>
          <table:table-cell office:value-type="float" office:value="3.166">
            <text:p>3.1660</text:p>
          </table:table-cell>
          <table:table-cell table:formula="of:=ABS(([.F75]-[.G75])/[.G75])*100" office:value-type="float" office:value="1.64835164835166">
            <text:p>1.65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4383">
            <text:p>0.4383</text:p>
          </table:table-cell>
          <table:table-cell office:value-type="float" office:value="-0.1874">
            <text:p>-0.1874</text:p>
          </table:table-cell>
          <table:table-cell office:value-type="float" office:value="-0.1909">
            <text:p>-0.1909</text:p>
          </table:table-cell>
          <table:table-cell office:value-type="float" office:value="2.9121">
            <text:p>2.9121</text:p>
          </table:table-cell>
          <table:table-cell office:value-type="float" office:value="3.0208">
            <text:p>3.0208</text:p>
          </table:table-cell>
          <table:table-cell table:formula="of:=ABS(([.F76]-[.G76])/[.G76])*100" office:value-type="float" office:value="1.83342063907805">
            <text:p>1.83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121">
            <text:p>0.0121</text:p>
          </table:table-cell>
          <table:table-cell table:number-columns-repeated="2" office:value-type="float" office:value="0.001">
            <text:p>0.0010</text:p>
          </table:table-cell>
          <table:table-cell office:value-type="float" office:value="0.0456">
            <text:p>0.0456</text:p>
          </table:table-cell>
          <table:table-cell office:value-type="float" office:value="0.0473">
            <text:p>0.0473</text:p>
          </table:table-cell>
          <table:table-cell table:formula="of:=ABS(([.F77]-[.G77])/[.G77]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1418">
            <text:p>0.1418</text:p>
          </table:table-cell>
          <table:table-cell office:value-type="float" office:value="-0.0197">
            <text:p>-0.0197</text:p>
          </table:table-cell>
          <table:table-cell office:value-type="float" office:value="-0.0201">
            <text:p>-0.0201</text:p>
          </table:table-cell>
          <table:table-cell office:value-type="float" office:value="2.6798">
            <text:p>2.6798</text:p>
          </table:table-cell>
          <table:table-cell office:value-type="float" office:value="2.7798">
            <text:p>2.7798</text:p>
          </table:table-cell>
          <table:table-cell table:formula="of:=ABS(([.F78]-[.G78])/[.G78])*100" office:value-type="float" office:value="1.99004975124377">
            <text:p>1.99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.6818">
            <text:p>1.6818</text:p>
          </table:table-cell>
          <table:table-cell office:value-type="float" office:value="-0.0201">
            <text:p>-0.0201</text:p>
          </table:table-cell>
          <table:table-cell office:value-type="float" office:value="-0.0205">
            <text:p>-0.0205</text:p>
          </table:table-cell>
          <table:table-cell office:value-type="float" office:value="0.266">
            <text:p>0.2660</text:p>
          </table:table-cell>
          <table:table-cell office:value-type="float" office:value="0.2759">
            <text:p>0.2759</text:p>
          </table:table-cell>
          <table:table-cell table:formula="of:=ABS(([.F79]-[.G79])/[.G79])*100" office:value-type="float" office:value="1.95121951219513">
            <text:p>1.95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2471">
            <text:p>0.2471</text:p>
          </table:table-cell>
          <table:table-cell office:value-type="float" office:value="-0.0066">
            <text:p>-0.0066</text:p>
          </table:table-cell>
          <table:table-cell office:value-type="float" office:value="-0.0068">
            <text:p>-0.0068</text:p>
          </table:table-cell>
          <table:table-cell office:value-type="float" office:value="0.0526">
            <text:p>0.0526</text:p>
          </table:table-cell>
          <table:table-cell office:value-type="float" office:value="0.0545">
            <text:p>0.0545</text:p>
          </table:table-cell>
          <table:table-cell table:formula="of:=ABS(([.F80]-[.G80])/[.G80])*100" office:value-type="float" office:value="2.94117647058824">
            <text:p>2.94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5016">
            <text:p>0.5016</text:p>
          </table:table-cell>
          <table:table-cell office:value-type="float" office:value="0.0142">
            <text:p>0.0142</text:p>
          </table:table-cell>
          <table:table-cell office:value-type="float" office:value="0.0145">
            <text:p>0.0145</text:p>
          </table:table-cell>
          <table:table-cell office:value-type="float" office:value="0.6939">
            <text:p>0.6939</text:p>
          </table:table-cell>
          <table:table-cell office:value-type="float" office:value="0.7198">
            <text:p>0.7198</text:p>
          </table:table-cell>
          <table:table-cell table:formula="of:=ABS(([.F81]-[.G81])/[.G81])*100" office:value-type="float" office:value="2.06896551724138">
            <text:p>2.07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3526">
            <text:p>0.3526</text:p>
          </table:table-cell>
          <table:table-cell office:value-type="float" office:value="-0.0196">
            <text:p>-0.0196</text:p>
          </table:table-cell>
          <table:table-cell office:value-type="float" office:value="-0.02">
            <text:p>-0.0200</text:p>
          </table:table-cell>
          <table:table-cell office:value-type="float" office:value="0.1476">
            <text:p>0.1476</text:p>
          </table:table-cell>
          <table:table-cell office:value-type="float" office:value="0.1531">
            <text:p>0.1531</text:p>
          </table:table-cell>
          <table:table-cell table:formula="of:=ABS(([.F82]-[.G82])/[.G82])*100" office:value-type="float" office:value="2.00000000000001">
            <text:p>2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2696">
            <text:p>0.2696</text:p>
          </table:table-cell>
          <table:table-cell office:value-type="float" office:value="0.0226">
            <text:p>0.0226</text:p>
          </table:table-cell>
          <table:table-cell office:value-type="float" office:value="0.023">
            <text:p>0.0230</text:p>
          </table:table-cell>
          <table:table-cell office:value-type="float" office:value="0.427">
            <text:p>0.4270</text:p>
          </table:table-cell>
          <table:table-cell office:value-type="float" office:value="0.443">
            <text:p>0.4430</text:p>
          </table:table-cell>
          <table:table-cell table:formula="of:=ABS(([.F83]-[.G83])/[.G83])*100" office:value-type="float" office:value="1.7391304347826">
            <text:p>1.74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3191">
            <text:p>0.3191</text:p>
          </table:table-cell>
          <table:table-cell office:value-type="float" office:value="-0.1022">
            <text:p>-0.1022</text:p>
          </table:table-cell>
          <table:table-cell office:value-type="float" office:value="-0.1041">
            <text:p>-0.1041</text:p>
          </table:table-cell>
          <table:table-cell office:value-type="float" office:value="0.5321">
            <text:p>0.5321</text:p>
          </table:table-cell>
          <table:table-cell office:value-type="float" office:value="0.5519">
            <text:p>0.5519</text:p>
          </table:table-cell>
          <table:table-cell table:formula="of:=ABS(([.F84]-[.G84])/[.G84])*100" office:value-type="float" office:value="1.82516810758886">
            <text:p>1.83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0.7082">
            <text:p>0.7082</text:p>
          </table:table-cell>
          <table:table-cell office:value-type="float" office:value="-0.1376">
            <text:p>-0.1376</text:p>
          </table:table-cell>
          <table:table-cell office:value-type="float" office:value="-0.1402">
            <text:p>-0.1402</text:p>
          </table:table-cell>
          <table:table-cell office:value-type="float" office:value="0.8354">
            <text:p>0.8354</text:p>
          </table:table-cell>
          <table:table-cell office:value-type="float" office:value="0.8666">
            <text:p>0.8666</text:p>
          </table:table-cell>
          <table:table-cell table:formula="of:=ABS(([.F85]-[.G85])/[.G85])*100" office:value-type="float" office:value="1.85449358059916">
            <text:p>1.85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0.0736">
            <text:p>0.0736</text:p>
          </table:table-cell>
          <table:table-cell office:value-type="float" office:value="0.0149">
            <text:p>0.0149</text:p>
          </table:table-cell>
          <table:table-cell office:value-type="float" office:value="0.0152">
            <text:p>0.0152</text:p>
          </table:table-cell>
          <table:table-cell office:value-type="float" office:value="7.7636">
            <text:p>7.7636</text:p>
          </table:table-cell>
          <table:table-cell office:value-type="float" office:value="8.0535">
            <text:p>8.0535</text:p>
          </table:table-cell>
          <table:table-cell table:formula="of:=ABS(([.F86]-[.G86])/[.G86])*100" office:value-type="float" office:value="1.97368421052632">
            <text:p>1.97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0.0809">
            <text:p>0.0809</text:p>
          </table:table-cell>
          <table:table-cell office:value-type="float" office:value="-0.4071">
            <text:p>-0.4071</text:p>
          </table:table-cell>
          <table:table-cell office:value-type="float" office:value="-0.4146">
            <text:p>-0.4146</text:p>
          </table:table-cell>
          <table:table-cell office:value-type="float" office:value="5.2224">
            <text:p>5.2224</text:p>
          </table:table-cell>
          <table:table-cell office:value-type="float" office:value="5.4175">
            <text:p>5.4175</text:p>
          </table:table-cell>
          <table:table-cell table:formula="of:=ABS(([.F87]-[.G87])/[.G87])*100" office:value-type="float" office:value="1.80897250361795">
            <text:p>1.81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0.0818">
            <text:p>0.0818</text:p>
          </table:table-cell>
          <table:table-cell office:value-type="float" office:value="-0.0865">
            <text:p>-0.0865</text:p>
          </table:table-cell>
          <table:table-cell office:value-type="float" office:value="-0.0881">
            <text:p>-0.0881</text:p>
          </table:table-cell>
          <table:table-cell office:value-type="float" office:value="3.2469">
            <text:p>3.2469</text:p>
          </table:table-cell>
          <table:table-cell office:value-type="float" office:value="3.3681">
            <text:p>3.3681</text:p>
          </table:table-cell>
          <table:table-cell table:formula="of:=ABS(([.F88]-[.G88])/[.G88])*100" office:value-type="float" office:value="1.81611804767309">
            <text:p>1.82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0.0141">
            <text:p>0.0141</text:p>
          </table:table-cell>
          <table:table-cell office:value-type="float" office:value="-0.0788">
            <text:p>-0.0788</text:p>
          </table:table-cell>
          <table:table-cell office:value-type="float" office:value="-0.0802">
            <text:p>-0.0802</text:p>
          </table:table-cell>
          <table:table-cell office:value-type="float" office:value="11.2384">
            <text:p>11.2384</text:p>
          </table:table-cell>
          <table:table-cell office:value-type="float" office:value="11.658">
            <text:p>11.6580</text:p>
          </table:table-cell>
          <table:table-cell table:formula="of:=ABS(([.F89]-[.G89])/[.G89])*100" office:value-type="float" office:value="1.74563591022444">
            <text:p>1.75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office:value-type="float" office:value="0.2252">
            <text:p>0.2252</text:p>
          </table:table-cell>
          <table:table-cell office:value-type="float" office:value="0.00084055">
            <text:p>0.0008</text:p>
          </table:table-cell>
          <table:table-cell office:value-type="float" office:value="0.0008561">
            <text:p>0.0009</text:p>
          </table:table-cell>
          <table:table-cell office:value-type="float" office:value="1.58007">
            <text:p>1.5801</text:p>
          </table:table-cell>
          <table:table-cell office:value-type="float" office:value="1.6397">
            <text:p>1.6397</text:p>
          </table:table-cell>
          <table:table-cell table:formula="of:=ABS(([.F90]-[.G90])/[.G90])*100" office:value-type="float" office:value="1.81637659151969">
            <text:p>1.82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1.2019">
            <text:p>1.2019</text:p>
          </table:table-cell>
          <table:table-cell office:value-type="float" office:value="-0.0119">
            <text:p>-0.0119</text:p>
          </table:table-cell>
          <table:table-cell office:value-type="float" office:value="-0.0121">
            <text:p>-0.0121</text:p>
          </table:table-cell>
          <table:table-cell office:value-type="float" office:value="0.3746">
            <text:p>0.3746</text:p>
          </table:table-cell>
          <table:table-cell office:value-type="float" office:value="0.3886">
            <text:p>0.3886</text:p>
          </table:table-cell>
          <table:table-cell table:formula="of:=ABS(([.F91]-[.G91])/[.G91])*100" office:value-type="float" office:value="1.65289256198348">
            <text:p>1.65</text:p>
          </table:table-cell>
          <table:table-cell table:number-columns-repeated="2"/>
        </table:table-row>
        <table:table-row table:style-name="ro1" table:number-rows-repeated="104848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03/11/2010</text:date>, <text:time>17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ainLab </meta:initial-creator>
    <meta:creation-date>2010-11-03T15:39:36</meta:creation-date>
    <dc:date>2010-11-03T17:37:24</dc:date>
    <dc:creator>ArainLab </dc:creator>
    <meta:editing-duration>PT01H57M49S</meta:editing-duration>
    <meta:editing-cycles>65</meta:editing-cycles>
    <meta:generator>OpenOffice.org/3.1$Unix OpenOffice.org_project/310m19$Build-9420</meta:generator>
    <meta:document-statistic meta:table-count="3" meta:cell-count="912" meta:object-count="0"/>
  </office:meta>
</office:document-meta>
</file>